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7年 6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3"/>June 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82700" calcext:value-type="float">
            <text:p><text:s/>482,700 </text:p>
          </table:table-cell>
          <table:table-cell table:style-name="ce28" office:value-type="float" office:value="2532" calcext:value-type="float">
            <text:p><text:s/>2,532 </text:p>
          </table:table-cell>
          <table:table-cell table:style-name="ce28" office:value-type="float" office:value="24528" calcext:value-type="float">
            <text:p><text:s/>24,528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444210" calcext:value-type="float">
            <text:p><text:s/>444,210 </text:p>
          </table:table-cell>
          <table:table-cell table:style-name="ce28" office:value-type="float" office:value="486" calcext:value-type="float">
            <text:p><text:s/>486 </text:p>
          </table:table-cell>
          <table:table-cell table:style-name="ce28" office:value-type="float" office:value="10917" calcext:value-type="float">
            <text:p><text:s/>10,917 </text:p>
          </table:table-cell>
          <table:table-cell table:style-name="ce28" office:value-type="float" office:value="981" calcext:value-type="float">
            <text:p><text:s/>981 </text:p>
          </table:table-cell>
          <table:table-cell table:style-name="ce28" office:value-type="float" office:value="4109" calcext:value-type="float">
            <text:p><text:s/>4,109 </text:p>
          </table:table-cell>
          <table:table-cell table:style-name="ce28" office:value-type="float" office:value="3045" calcext:value-type="float">
            <text:p><text:s/>3,045 </text:p>
          </table:table-cell>
          <table:table-cell table:style-name="ce28" office:value-type="float" office:value="1064" calcext:value-type="float">
            <text:p><text:s/>1,064 </text:p>
          </table:table-cell>
          <table:table-cell table:style-name="ce28" office:value-type="float" office:value="54" calcext:value-type="float">
            <text:p><text:s/>54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14029" calcext:value-type="float">
            <text:p><text:s/>314,029 </text:p>
          </table:table-cell>
          <table:table-cell table:style-name="ce28" office:value-type="float" office:value="1805" calcext:value-type="float">
            <text:p><text:s/>1,805 </text:p>
          </table:table-cell>
          <table:table-cell table:style-name="ce28" office:value-type="float" office:value="17852" calcext:value-type="float">
            <text:p><text:s/>17,852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285933" calcext:value-type="float">
            <text:p><text:s/>285,933 </text:p>
          </table:table-cell>
          <table:table-cell table:style-name="ce28" office:value-type="float" office:value="363" calcext:value-type="float">
            <text:p><text:s/>363 </text:p>
          </table:table-cell>
          <table:table-cell table:style-name="ce28" office:value-type="float" office:value="7964" calcext:value-type="float">
            <text:p><text:s/>7,964 </text:p>
          </table:table-cell>
          <table:table-cell table:style-name="ce28" office:value-type="float" office:value="682" calcext:value-type="float">
            <text:p><text:s/>682 </text:p>
          </table:table-cell>
          <table:table-cell table:style-name="ce28" office:value-type="float" office:value="3039" calcext:value-type="float">
            <text:p><text:s/>3,039 </text:p>
          </table:table-cell>
          <table:table-cell table:style-name="ce28" office:value-type="float" office:value="2280" calcext:value-type="float">
            <text:p><text:s/>2,280 </text:p>
          </table:table-cell>
          <table:table-cell table:style-name="ce28" office:value-type="float" office:value="759" calcext:value-type="float">
            <text:p><text:s/>759 </text:p>
          </table:table-cell>
          <table:table-cell table:style-name="ce28" office:value-type="float" office:value="20" calcext:value-type="float">
            <text:p><text:s/>20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5626" calcext:value-type="float">
            <text:p><text:s/>145,626 </text:p>
          </table:table-cell>
          <table:table-cell table:style-name="ce29" office:value-type="float" office:value="1053" calcext:value-type="float">
            <text:p><text:s/>1,05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39918" calcext:value-type="float">
            <text:p><text:s/>139,918 </text:p>
          </table:table-cell>
          <table:table-cell table:style-name="ce29" office:value-type="float" office:value="308" calcext:value-type="float">
            <text:p><text:s/>308 </text:p>
          </table:table-cell>
          <table:table-cell table:style-name="ce29" office:value-type="float" office:value="4295" calcext:value-type="float">
            <text:p><text:s/>4,295 </text:p>
          </table:table-cell>
          <table:table-cell table:style-name="ce29" office:value-type="float" office:value="516" calcext:value-type="float">
            <text:p><text:s/>516 </text:p>
          </table:table-cell>
          <table:table-cell table:style-name="ce29" office:value-type="float" office:value="1642" calcext:value-type="float">
            <text:p><text:s/>1,642 </text:p>
          </table:table-cell>
          <table:table-cell table:style-name="ce29" office:value-type="float" office:value="1413" calcext:value-type="float">
            <text:p><text:s/>1,413 </text:p>
          </table:table-cell>
          <table:table-cell table:style-name="ce29" office:value-type="float" office:value="229" calcext:value-type="float">
            <text:p><text:s/>229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219" calcext:value-type="float">
            <text:p><text:s/>2,219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1" calcext:value-type="float">
            <text:p><text:s/>52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6" calcext:value-type="float">
            <text:p><text:s/>36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2927" calcext:value-type="float">
            <text:p><text:s/>32,927 </text:p>
          </table:table-cell>
          <table:table-cell table:style-name="ce29" office:value-type="float" office:value="261" calcext:value-type="float">
            <text:p><text:s/>261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180" calcext:value-type="float">
            <text:p><text:s/>31,18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06" calcext:value-type="float">
            <text:p><text:s/>806 </text:p>
          </table:table-cell>
          <table:table-cell table:style-name="ce29" office:value-type="float" office:value="69" calcext:value-type="float">
            <text:p><text:s/>69 </text:p>
          </table:table-cell>
          <table:table-cell table:style-name="ce29" office:value-type="float" office:value="399" calcext:value-type="float">
            <text:p><text:s/>399 </text:p>
          </table:table-cell>
          <table:table-cell table:style-name="ce29" office:value-type="float" office:value="207" calcext:value-type="float">
            <text:p><text:s/>207 </text:p>
          </table:table-cell>
          <table:table-cell table:style-name="ce29" office:value-type="float" office:value="192" calcext:value-type="float">
            <text:p><text:s/>19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590" calcext:value-type="float">
            <text:p><text:s/>3,590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58" calcext:value-type="float">
            <text:p><text:s/>2,258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94" calcext:value-type="float">
            <text:p><text:s/>19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9" calcext:value-type="float">
            <text:p><text:s/>2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110" calcext:value-type="float">
            <text:p><text:s/>1,110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4" calcext:value-type="float">
            <text:p><text:s/>9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1" calcext:value-type="float">
            <text:p><text:s/>131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721" calcext:value-type="float">
            <text:p><text:s/>6,721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10" calcext:value-type="float">
            <text:p><text:s/>5,51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72" calcext:value-type="float">
            <text:p><text:s/>72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12" calcext:value-type="float">
            <text:p><text:s/>1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704" calcext:value-type="float">
            <text:p><text:s/>4,704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27" calcext:value-type="float">
            <text:p><text:s/>4,227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211" calcext:value-type="float">
            <text:p><text:s/>21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6" calcext:value-type="float">
            <text:p><text:s/>1,636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6" calcext:value-type="float">
            <text:p><text:s/>1,52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01" calcext:value-type="float">
            <text:p><text:s/>2,00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65" calcext:value-type="float">
            <text:p><text:s/>1,66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1" calcext:value-type="float">
            <text:p><text:s/>21 </text:p>
          </table:table-cell>
          <table:table-cell table:number-columns-repeated="3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89" calcext:value-type="float">
            <text:p><text:s/>1,88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4" calcext:value-type="float">
            <text:p><text:s/>1,48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" calcext:value-type="float">
            <text:p><text:s/>29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9" calcext:value-type="float">
            <text:p><text:s/>1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451" calcext:value-type="float">
            <text:p><text:s/>451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3" calcext:value-type="float">
            <text:p><text:s/>37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64" calcext:value-type="float">
            <text:p><text:s/>6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8" calcext:value-type="float">
            <text:p><text:s/>28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378" calcext:value-type="float">
            <text:p><text:s/>11,378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15" calcext:value-type="float">
            <text:p><text:s/>21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4" calcext:value-type="float">
            <text:p><text:s/>124 </text:p>
          </table:table-cell>
          <table:table-cell table:style-name="ce29" office:value-type="float" office:value="109" calcext:value-type="float">
            <text:p><text:s/>109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715" calcext:value-type="float">
            <text:p><text:s/>12,715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6" calcext:value-type="float">
            <text:p><text:s/>11,78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1" calcext:value-type="float">
            <text:p><text:s/>6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50" calcext:value-type="float">
            <text:p><text:s/>35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50" calcext:value-type="float">
            <text:p><text:s/>35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226" calcext:value-type="float">
            <text:p><text:s/>2,226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4" calcext:value-type="float">
            <text:p><text:s/>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7" calcext:value-type="float">
            <text:p><text:s/>7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429" calcext:value-type="float">
            <text:p><text:s/>16,429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3" calcext:value-type="float">
            <text:p><text:s/>15,243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90" calcext:value-type="float">
            <text:p><text:s/>190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98" calcext:value-type="float">
            <text:p><text:s/>98 </text:p>
          </table:table-cell>
          <table:table-cell table:style-name="ce29" office:value-type="float" office:value="64" calcext:value-type="float">
            <text:p><text:s/>64 </text:p>
          </table:table-cell>
          <table:table-cell table:style-name="ce29" office:value-type="float" office:value="34" calcext:value-type="float">
            <text:p><text:s/>3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691" calcext:value-type="float">
            <text:p><text:s/>5,691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624" calcext:value-type="float">
            <text:p><text:s/>62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905" calcext:value-type="float">
            <text:p><text:s/>4,90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39" calcext:value-type="float">
            <text:p><text:s/>13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8708" calcext:value-type="float">
            <text:p><text:s/>28,708 </text:p>
          </table:table-cell>
          <table:table-cell table:style-name="ce29" office:value-type="float" office:value="281" calcext:value-type="float">
            <text:p><text:s/>281 </text:p>
          </table:table-cell>
          <table:table-cell table:style-name="ce29" office:value-type="float" office:value="2505" calcext:value-type="float">
            <text:p><text:s/>2,50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780" calcext:value-type="float">
            <text:p><text:s/>24,780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1192" calcext:value-type="float">
            <text:p><text:s/>1,192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456" calcext:value-type="float">
            <text:p><text:s/>456 </text:p>
          </table:table-cell>
          <table:table-cell table:style-name="ce29" office:value-type="float" office:value="231" calcext:value-type="float">
            <text:p><text:s/>231 </text:p>
          </table:table-cell>
          <table:table-cell table:style-name="ce29" office:value-type="float" office:value="225" calcext:value-type="float">
            <text:p><text:s/>22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55" calcext:value-type="float">
            <text:p><text:s/>15,655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18" calcext:value-type="float">
            <text:p><text:s/>18 </text:p>
          </table:table-cell>
          <table:table-cell table:number-columns-repeated="2" table:style-name="ce29" office:value-type="float" office:value="29" calcext:value-type="float">
            <text:p><text:s/>2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996" calcext:value-type="float">
            <text:p><text:s/>17,996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116" calcext:value-type="float">
            <text:p><text:s/>14,116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222" calcext:value-type="float">
            <text:p><text:s/>222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52" calcext:value-type="float">
            <text:p><text:s/>52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472" calcext:value-type="float">
            <text:p><text:s/>78,472 </text:p>
          </table:table-cell>
          <table:table-cell table:style-name="ce28" office:value-type="float" office:value="373" calcext:value-type="float">
            <text:p><text:s/>373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326" calcext:value-type="float">
            <text:p><text:s/>70,326 </text:p>
          </table:table-cell>
          <table:table-cell table:style-name="ce28" office:value-type="float" office:value="62" calcext:value-type="float">
            <text:p><text:s/>62 </text:p>
          </table:table-cell>
          <table:table-cell table:style-name="ce28" office:value-type="float" office:value="1121" calcext:value-type="float">
            <text:p><text:s/>1,121 </text:p>
          </table:table-cell>
          <table:table-cell table:style-name="ce28" office:value-type="float" office:value="240" calcext:value-type="float">
            <text:p><text:s/>240 </text:p>
          </table:table-cell>
          <table:table-cell table:style-name="ce28" office:value-type="float" office:value="420" calcext:value-type="float">
            <text:p><text:s/>420 </text:p>
          </table:table-cell>
          <table:table-cell table:style-name="ce28" office:value-type="float" office:value="349" calcext:value-type="float">
            <text:p><text:s/>349 </text:p>
          </table:table-cell>
          <table:table-cell table:style-name="ce28" office:value-type="float" office:value="71" calcext:value-type="float">
            <text:p><text:s/>71 </text:p>
          </table:table-cell>
          <table:table-cell table:style-name="ce28" office:value-type="float" office:value="32" calcext:value-type="float">
            <text:p><text:s/>32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8502" calcext:value-type="float">
            <text:p><text:s/>88,502 </text:p>
          </table:table-cell>
          <table:table-cell table:style-name="ce28" office:value-type="float" office:value="353" calcext:value-type="float">
            <text:p><text:s/>353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311" calcext:value-type="float">
            <text:p><text:s/>86,311 </text:p>
          </table:table-cell>
          <table:table-cell table:style-name="ce28" office:value-type="float" office:value="60" calcext:value-type="float">
            <text:p><text:s/>60 </text:p>
          </table:table-cell>
          <table:table-cell table:style-name="ce28" office:value-type="float" office:value="1779" calcext:value-type="float">
            <text:p><text:s/>1,779 </text:p>
          </table:table-cell>
          <table:table-cell table:style-name="ce28" office:value-type="float" office:value="59" calcext:value-type="float">
            <text:p><text:s/>59 </text:p>
          </table:table-cell>
          <table:table-cell table:style-name="ce28" office:value-type="float" office:value="646" calcext:value-type="float">
            <text:p><text:s/>646 </text:p>
          </table:table-cell>
          <table:table-cell table:style-name="ce28" office:value-type="float" office:value="412" calcext:value-type="float">
            <text:p><text:s/>412 </text:p>
          </table:table-cell>
          <table:table-cell table:style-name="ce28" office:value-type="float" office:value="234" calcext:value-type="float">
            <text:p><text:s/>234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97" calcext:value-type="float">
            <text:p><text:s/>1,697 </text:p>
          </table:table-cell>
          <table:table-cell table:style-name="ce28" office:value-type="float" office:value="1" calcext:value-type="float">
            <text:p><text:s/>1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1640" calcext:value-type="float">
            <text:p><text:s/>1,640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53" calcext:value-type="float">
            <text:p><text:s/>53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4" calcext:value-type="float">
            <text:p><text:s/>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81" calcext:value-type="float">
            <text:p><text:s/>1,681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634" calcext:value-type="float">
            <text:p><text:s/>1,63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16" calcext:value-type="float">
            <text:p><text:s/>1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08-27T11:18:23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